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1.475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style:text-properties fo:color="#666666"/>
    </style:style>
    <style:style style:name="P3" style:family="paragraph">
      <style:text-properties fo:color="#666666" fo:font-style="normal" style:font-style-asian="normal" style:font-style-complex="normal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809cm" svg:height="1.337cm" svg:x="11.051cm" svg:y="1.257cm">
          <text:p text:style-name="P1">DFD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809cm" svg:height="2.809cm" svg:x="11.051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6.551cm" svg:height="1.254cm" svg:x="4.099cm" svg:y="8.343cm">
          <text:p text:style-name="P1">dfdx_<text:span text:style-name="T1">α</text:span><text:span text:style-name="T2">_low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551cm" svg:height="1.204cm" svg:x="14.261cm" svg:y="8.343cm">
          <text:p text:style-name="P1">dfdx_nrb_low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456cm" svg:y1="2.594cm" svg:x2="12.455cm" svg:y2="4.064cm" draw:start-shape="id1" draw:start-glue-point="8" draw:end-shape="id2" svg:d="M12456 2594v734h-1v736">
          <text:p/>
        </draw:connector>
        <draw:connector draw:style-name="gr4" draw:text-style-name="P1" draw:layer="layout" svg:x1="11.051cm" svg:y1="5.469cm" svg:x2="7.374cm" svg:y2="8.343cm" draw:start-shape="id2" draw:start-glue-point="5" draw:end-shape="id3" svg:d="M11051 5469h-3677v2874">
          <text:p text:style-name="P1">pos_x=1</text:p>
        </draw:connector>
        <draw:connector draw:style-name="gr4" draw:text-style-name="P1" draw:layer="layout" svg:x1="13.86cm" svg:y1="5.469cm" svg:x2="17.536cm" svg:y2="8.343cm" draw:start-shape="id2" draw:start-glue-point="7" draw:end-shape="id4" svg:d="M13860 5469h3676v2874">
          <text:p text:style-name="P1">pos_x<text:span text:style-name="T1">≠</text:span><text:span text:style-name="T2">1</text:span></text:p>
        </draw:connector>
        <draw:custom-shape draw:style-name="gr1" draw:text-style-name="P1" xml:id="id5" draw:id="id5" draw:layer="layout" svg:width="6.551cm" svg:height="1.254cm" svg:x="9.18cm" svg:y="12.488cm">
          <text:p text:style-name="P1">dfdx_in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2.809cm" svg:height="2.808cm" svg:x="11.051cm" svg:y="15.6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6.551cm" svg:height="1.253cm" svg:x="4.099cm" svg:y="19.976cm">
          <text:p text:style-name="P1">dfdx_<text:span text:style-name="T1">α</text:span><text:span text:style-name="T2">_u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6.551cm" svg:height="1.203cm" svg:x="14.261cm" svg:y="19.976cm">
          <text:p text:style-name="P1">dfdx_nrb_upp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374cm" svg:y1="9.597cm" svg:x2="12.455cm" svg:y2="12.488cm" draw:start-shape="id3" draw:start-glue-point="2" draw:end-shape="id5" draw:end-glue-point="0" svg:d="M7374 9597v1446h5081v1445">
          <text:p/>
        </draw:connector>
        <draw:connector draw:style-name="gr3" draw:text-style-name="P1" draw:layer="layout" svg:x1="17.536cm" svg:y1="9.547cm" svg:x2="12.455cm" svg:y2="12.488cm" draw:start-shape="id4" draw:start-glue-point="2" draw:end-shape="id5" draw:end-glue-point="0" svg:d="M17536 9547v1471h-5081v1470">
          <text:p/>
        </draw:connector>
        <draw:connector draw:style-name="gr3" draw:text-style-name="P1" draw:layer="layout" svg:x1="12.455cm" svg:y1="13.742cm" svg:x2="12.455cm" svg:y2="15.697cm" draw:start-shape="id5" draw:start-glue-point="2" draw:end-shape="id6" svg:d="M12455 13742v1955">
          <text:p/>
        </draw:connector>
        <draw:connector draw:style-name="gr4" draw:text-style-name="P1" draw:layer="layout" svg:x1="11.051cm" svg:y1="17.101cm" svg:x2="7.374cm" svg:y2="19.976cm" svg:d="M11051 17101h-3677v2875">
          <text:p text:style-name="P1">pos_x=nprocx</text:p>
        </draw:connector>
        <draw:connector draw:style-name="gr4" draw:text-style-name="P1" draw:layer="layout" svg:x1="13.86cm" svg:y1="17.101cm" svg:x2="17.536cm" svg:y2="19.976cm" svg:d="M13860 17101h3676v2875">
          <text:p text:style-name="P1">pos_x<text:span text:style-name="T1">≠</text:span><text:span text:style-name="T2">nprocx</text:span></text:p>
        </draw:connector>
        <draw:custom-shape draw:style-name="gr1" draw:text-style-name="P1" xml:id="id8" draw:id="id8" draw:layer="layout" svg:width="2.809cm" svg:height="1.337cm" svg:x="11.051cm" svg:y="25.19cm">
          <text:p text:style-name="P1">E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0.016cm" svg:x1="7.374cm" svg:y1="21.229cm" svg:x2="12.455cm" svg:y2="25.19cm" draw:start-shape="id7" draw:start-glue-point="2" draw:end-shape="id8" svg:d="M7374 21229v1996h5081v1965">
          <text:p/>
        </draw:connector>
        <draw:connector draw:style-name="gr3" draw:text-style-name="P1" draw:layer="layout" draw:line-skew="0.041cm" svg:x1="17.536cm" svg:y1="21.179cm" svg:x2="12.456cm" svg:y2="25.19cm" draw:start-shape="id9" draw:start-glue-point="2" draw:end-shape="id8" draw:end-glue-point="4" svg:d="M17536 21179v2046h-5080v1965">
          <text:p/>
        </draw:connector>
        <draw:frame draw:style-name="gr5" draw:text-style-name="P3" draw:layer="layout" svg:width="1.778cm" svg:height="0.963cm" svg:x="0.873cm" svg:y="8.546cm">
          <draw:text-box>
            <text:p text:style-name="P2"><text:span text:style-name="T3">[1,2]</text:span></text:p>
          </draw:text-box>
        </draw:frame>
        <draw:frame draw:style-name="gr6" draw:text-style-name="P2" draw:layer="layout" svg:width="3.048cm" svg:height="1.725cm" svg:x="0.492cm" svg:y="20.103cm">
          <draw:text-box>
            <text:p text:style-name="P2"><text:span text:style-name="T3">[nx-1,nx]</text:span></text:p>
          </draw:text-box>
        </draw:frame>
        <draw:frame draw:style-name="gr7" draw:text-style-name="P2" draw:layer="layout" svg:width="2.667cm" svg:height="0.963cm" svg:x="0.619cm" svg:y="12.61cm">
          <draw:text-box>
            <text:p text:style-name="P2"><text:span text:style-name="T3">[3,nx-2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en Guilbaud</meta:initial-creator>
    <meta:creation-date>2016-08-24T12:07:01.611719555</meta:creation-date>
    <dc:date>2016-08-24T17:14:59.22</dc:date>
    <meta:editing-duration>PT1H20M34S</meta:editing-duration>
    <meta:editing-cycles>6</meta:editing-cycles>
    <meta:generator>OpenOffice/4.1.1$Win32 OpenOffice.org_project/411m6$Build-9775</meta:generator>
    <meta:document-statistic meta:object-count="22"/>
  </office:meta>
</office:document-meta>
</file>